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text-underline-style="solid" style:text-underline-width="auto" style:text-underline-color="font-color" officeooo:rsid="001def6b" officeooo:paragraph-rsid="001def6b"/>
    </style:style>
    <style:style style:name="P2" style:family="paragraph" style:parent-style-name="Standard">
      <style:text-properties style:text-underline-style="solid" style:text-underline-width="auto" style:text-underline-color="font-color" officeooo:rsid="001ee757" officeooo:paragraph-rsid="001ee757"/>
    </style:style>
    <style:style style:name="P3" style:family="paragraph" style:parent-style-name="Standard">
      <style:text-properties style:text-underline-style="solid" style:text-underline-width="auto" style:text-underline-color="font-color" officeooo:rsid="00204b43" officeooo:paragraph-rsid="00204b43"/>
    </style:style>
    <style:style style:name="P4" style:family="paragraph" style:parent-style-name="Table_20_Contents">
      <style:text-properties officeooo:rsid="001def6b" officeooo:paragraph-rsid="001def6b"/>
    </style:style>
    <style:style style:name="P5" style:family="paragraph" style:parent-style-name="Standard">
      <style:text-properties style:text-underline-style="none" officeooo:rsid="001def6b" officeooo:paragraph-rsid="001def6b"/>
    </style:style>
    <style:style style:name="P6" style:family="paragraph" style:parent-style-name="Standard">
      <style:text-properties style:text-underline-style="none" officeooo:rsid="001ee757" officeooo:paragraph-rsid="001ee757"/>
    </style:style>
    <style:style style:name="P7" style:family="paragraph" style:parent-style-name="Standard">
      <style:text-properties style:text-underline-style="none" officeooo:rsid="00204b43" officeooo:paragraph-rsid="00204b43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r Stories: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4">As a {Role}</text:p>
          </table:table-cell>
          <table:table-cell table:style-name="Table1.A1" office:value-type="string">
            <text:p text:style-name="P4">I want to {Goal}</text:p>
          </table:table-cell>
          <table:table-cell table:style-name="Table1.A1" office:value-type="string">
            <text:p text:style-name="P4">So that {Benefit}</text:p>
          </table:table-cell>
          <table:table-cell table:style-name="Table1.D1" office:value-type="string">
            <text:p text:style-name="P4">Acceptance Criteria</text:p>
          </table:table-cell>
        </table:table-row>
        <table:table-row>
          <table:table-cell table:style-name="Table1.A2" office:value-type="string">
            <text:p text:style-name="P4">As a user into fitness</text:p>
          </table:table-cell>
          <table:table-cell table:style-name="Table1.A2" office:value-type="string">
            <text:p text:style-name="P4">I want to be able to monitor my fitness information</text:p>
          </table:table-cell>
          <table:table-cell table:style-name="Table1.A2" office:value-type="string">
            <text:p text:style-name="P4">So I can improve my health and fitness</text:p>
          </table:table-cell>
          <table:table-cell table:style-name="Table1.D2" office:value-type="string">
            <text:p text:style-name="P4">Go to home page</text:p>
            <text:p text:style-name="P4">See fitness information (e.g., steps, heart rate)</text:p>
          </table:table-cell>
        </table:table-row>
      </table:table>
      <text:p text:style-name="P5"/>
      <text:p text:style-name="P2">Mind Maps:</text:p>
      <text:p text:style-name="P6">Diagram that helps visually organise information into a hierarchy</text:p>
      <text:p text:style-name="P5"/>
      <text:p text:style-name="P2">Product Road Maps:</text:p>
      <text:p text:style-name="P6">Helps outline the vision/direction and priorities of a project over time. Good for showing long-term vision of a project</text:p>
      <text:p text:style-name="P6"/>
      <text:p text:style-name="P3">Process Diagrams:</text:p>
      <text:p text:style-name="P7">Layout of a specific process step-by-step, helps with clarity</text:p>
      <text:p text:style-name="P7"/>
      <text:p text:style-name="P3">Entity Relationship Diagrams:<text:line-break/><text:span text:style-name="T1">Visual tool used in database design to show how different things are related to each other</text:span></text:p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2T12:12:57.148891512</meta:creation-date>
    <dc:date>2025-09-12T12:43:09.281110138</dc:date>
    <meta:editing-duration>PT17M46S</meta:editing-duration>
    <meta:editing-cycles>4</meta:editing-cycles>
    <meta:generator>LibreOffice/7.3.7.2$Linux_X86_64 LibreOffice_project/30$Build-2</meta:generator>
    <meta:document-statistic meta:table-count="1" meta:image-count="0" meta:object-count="0" meta:page-count="1" meta:paragraph-count="17" meta:word-count="111" meta:character-count="662" meta:non-whitespace-character-count="568"/>
  </office:meta>
</office:document-meta>
</file>